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d231"/>
    </style:style>
    <style:style style:name="P2" style:family="paragraph" style:parent-style-name="Standard">
      <style:text-properties officeooo:paragraph-rsid="00053278"/>
    </style:style>
    <style:style style:name="P3" style:family="paragraph" style:parent-style-name="Standard">
      <style:text-properties officeooo:paragraph-rsid="00070a87"/>
    </style:style>
    <style:style style:name="P4" style:family="paragraph" style:parent-style-name="Standard">
      <style:text-properties officeooo:paragraph-rsid="0007d442"/>
    </style:style>
    <style:style style:name="P5" style:family="paragraph" style:parent-style-name="Standard">
      <style:text-properties officeooo:paragraph-rsid="00099a31"/>
    </style:style>
    <style:style style:name="P6" style:family="paragraph" style:parent-style-name="Standard">
      <style:text-properties officeooo:paragraph-rsid="000aa324"/>
    </style:style>
    <style:style style:name="P7" style:family="paragraph" style:parent-style-name="Standard">
      <style:text-properties officeooo:paragraph-rsid="000adebd"/>
    </style:style>
    <style:style style:name="P8" style:family="paragraph" style:parent-style-name="Standard">
      <style:text-properties officeooo:paragraph-rsid="000af979"/>
    </style:style>
    <style:style style:name="P9" style:family="paragraph" style:parent-style-name="Standard">
      <style:text-properties officeooo:paragraph-rsid="000c6b25"/>
    </style:style>
    <style:style style:name="P10" style:family="paragraph" style:parent-style-name="Standard">
      <style:text-properties officeooo:paragraph-rsid="000dc73a"/>
    </style:style>
    <style:style style:name="P11" style:family="paragraph" style:parent-style-name="Standard">
      <style:text-properties officeooo:paragraph-rsid="000f31c7"/>
    </style:style>
    <style:style style:name="P12" style:family="paragraph" style:parent-style-name="Standard">
      <style:text-properties officeooo:paragraph-rsid="000f5e06"/>
    </style:style>
    <style:style style:name="P13" style:family="paragraph" style:parent-style-name="Standard">
      <style:text-properties officeooo:paragraph-rsid="001044d8"/>
    </style:style>
    <style:style style:name="P14" style:family="paragraph" style:parent-style-name="Standard">
      <style:text-properties fo:font-weight="bold" officeooo:paragraph-rsid="0010cc55" style:font-weight-asian="bold" style:font-weight-complex="bold"/>
    </style:style>
    <style:style style:name="P15" style:family="paragraph" style:parent-style-name="Standard">
      <style:text-properties fo:font-weight="bold" officeooo:paragraph-rsid="00140c07" style:font-weight-asian="bold" style:font-weight-complex="bold"/>
    </style:style>
    <style:style style:name="P16" style:family="paragraph" style:parent-style-name="Standard">
      <style:text-properties fo:font-weight="bold" officeooo:paragraph-rsid="00158929" style:font-weight-asian="bold" style:font-weight-complex="bold"/>
    </style:style>
    <style:style style:name="P17" style:family="paragraph" style:parent-style-name="Standard">
      <style:text-properties fo:font-weight="normal" officeooo:paragraph-rsid="0010cc55" style:font-weight-asian="normal" style:font-weight-complex="normal"/>
    </style:style>
    <style:style style:name="P18" style:family="paragraph" style:parent-style-name="Standard">
      <style:text-properties fo:font-weight="normal" officeooo:paragraph-rsid="0012afdb" style:font-weight-asian="normal" style:font-weight-complex="normal"/>
    </style:style>
    <style:style style:name="P19" style:family="paragraph" style:parent-style-name="Standard">
      <style:text-properties fo:font-weight="normal" officeooo:paragraph-rsid="0013aa4e" style:font-weight-asian="normal" style:font-weight-complex="normal"/>
    </style:style>
    <style:style style:name="P20" style:family="paragraph" style:parent-style-name="Standard">
      <style:text-properties fo:font-weight="normal" officeooo:paragraph-rsid="0014d6a9" style:font-weight-asian="normal" style:font-weight-complex="normal"/>
    </style:style>
    <style:style style:name="P21" style:family="paragraph" style:parent-style-name="Standard">
      <style:text-properties fo:font-weight="normal" officeooo:paragraph-rsid="00155234" style:font-weight-asian="normal" style:font-weight-complex="normal"/>
    </style:style>
    <style:style style:name="P22" style:family="paragraph" style:parent-style-name="Standard">
      <style:text-properties officeooo:paragraph-rsid="0016322d"/>
    </style:style>
    <style:style style:name="P23" style:family="paragraph" style:parent-style-name="Standard">
      <style:text-properties officeooo:paragraph-rsid="001b8e69"/>
    </style:style>
    <style:style style:name="T1" style:family="text">
      <style:text-properties officeooo:rsid="0003d231"/>
    </style:style>
    <style:style style:name="T2" style:family="text">
      <style:text-properties fo:font-style="normal" officeooo:rsid="0003d231" style:font-style-asian="normal" style:font-style-complex="normal"/>
    </style:style>
    <style:style style:name="T3" style:family="text">
      <style:text-properties officeooo:rsid="00053278"/>
    </style:style>
    <style:style style:name="T4" style:family="text">
      <style:text-properties officeooo:rsid="0006a43e"/>
    </style:style>
    <style:style style:name="T5" style:family="text">
      <style:text-properties officeooo:rsid="00070a87"/>
    </style:style>
    <style:style style:name="T6" style:family="text">
      <style:text-properties officeooo:rsid="0007d442"/>
    </style:style>
    <style:style style:name="T7" style:family="text">
      <style:text-properties officeooo:rsid="00099a31"/>
    </style:style>
    <style:style style:name="T8" style:family="text">
      <style:text-properties officeooo:rsid="000aa324"/>
    </style:style>
    <style:style style:name="T9" style:family="text">
      <style:text-properties officeooo:rsid="000adebd"/>
    </style:style>
    <style:style style:name="T10" style:family="text">
      <style:text-properties officeooo:rsid="000af979"/>
    </style:style>
    <style:style style:name="T11" style:family="text">
      <style:text-properties officeooo:rsid="000c6b25"/>
    </style:style>
    <style:style style:name="T12" style:family="text">
      <style:text-properties officeooo:rsid="000dc73a"/>
    </style:style>
    <style:style style:name="T13" style:family="text">
      <style:text-properties officeooo:rsid="000f31c7"/>
    </style:style>
    <style:style style:name="T14" style:family="text">
      <style:text-properties officeooo:rsid="000f5e06"/>
    </style:style>
    <style:style style:name="T15" style:family="text">
      <style:text-properties officeooo:rsid="001044d8"/>
    </style:style>
    <style:style style:name="T16" style:family="text">
      <style:text-properties officeooo:rsid="0010cc55"/>
    </style:style>
    <style:style style:name="T17" style:family="text">
      <style:text-properties officeooo:rsid="0012afdb"/>
    </style:style>
    <style:style style:name="T18" style:family="text">
      <style:text-properties officeooo:rsid="0013aa4e"/>
    </style:style>
    <style:style style:name="T19" style:family="text">
      <style:text-properties officeooo:rsid="00140c07"/>
    </style:style>
    <style:style style:name="T20" style:family="text">
      <style:text-properties officeooo:rsid="0014d6a9"/>
    </style:style>
    <style:style style:name="T21" style:family="text">
      <style:text-properties officeooo:rsid="00155234"/>
    </style:style>
    <style:style style:name="T22" style:family="text">
      <style:text-properties officeooo:rsid="00158929"/>
    </style:style>
    <style:style style:name="T23" style:family="text">
      <style:text-properties fo:font-weight="normal" officeooo:rsid="00158929" style:font-weight-asian="normal" style:font-weight-complex="normal"/>
    </style:style>
    <style:style style:name="T24" style:family="text">
      <style:text-properties officeooo:rsid="0016322d"/>
    </style:style>
    <style:style style:name="T25" style:family="text">
      <style:text-properties officeooo:rsid="00170e55"/>
    </style:style>
    <style:style style:name="T26" style:family="text">
      <style:text-properties style:text-position="super 58%" officeooo:rsid="00170e55"/>
    </style:style>
    <style:style style:name="T27" style:family="text">
      <style:text-properties officeooo:rsid="001b8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le: ExcelEBNF</text:span></text:p>
      <text:p text:style-name="P1"><text:span text:style-name="T1">Author: Alexandru Toader</text:span></text:p>
      <text:p text:style-name="P1"><text:span text:style-name="T1">Description: Contains the Extended Backus-Naur Form of the formulas used in Microsoft Excel and Google Spreadsheets </text:span></text:p>
      <text:p text:style-name="P22"><text:span text:style-name="T24">Source: </text:span><text:a xlink:type="simple" xlink:href="http://www.ecma-international.org/publications/standards/Ecma-376.htm"><text:span text:style-name="T24">http://www.ecma-international.org/publications/standards/Ecma-376.htm</text:span></text:a><text:span text:style-name="T24"> <text:s/></text:span><text:span text:style-name="T25">ECMA-376 r 4</text:span><text:span text:style-name="T26">th</text:span><text:span text:style-name="T25"> edition Part 1</text:span></text:p>
      <text:p text:style-name="P1"><text:span text:style-name="T1"/></text:p>
      <text:p text:style-name="P1"><text:span text:style-name="T1">"The syntax rules in this subclause follow the system shown in ISO/IEC 14977: literal text is surrounded by double-quotes (or by apostrophes); the left-square-bracket and right-square-bracket designate the start and end of an option; the left-curly-bracket and right-curly-bracket designate the start and end of an sequence of one-ormore items; the vertical-line indicates an alternative; and each rule ends with a semicolon. Whenever hyphen is used as the exception-symbol (as per ISO/IEC 14977), it is surrounded by white space, and further clarified by a comment." (Ecma Office Open XML Part 1- Fundamentals And Markup Language Reference)<text:tab/><text:tab/></text:span></text:p>
      <text:p text:style-name="P1"><text:span text:style-name="T1"/></text:p>
      <text:p text:style-name="P1"><text:span text:style-name="T1">formula ::= </text:span><text:span text:style-name="T2">expression;</text:span></text:p>
      <text:p text:style-name="P1"><text:span text:style-name="T1">expression ::= "(", expression , ")" </text:span></text:p>
      <text:p text:style-name="P1"><text:span text:style-name="T1"><text:tab/><text:tab/>| constant</text:span></text:p>
      <text:p text:style-name="P1"><text:span text:style-name="T1"><text:tab/><text:tab/>| prefix-operator, expression </text:span></text:p>
      <text:p text:style-name="P1"><text:span text:style-name="T1"><text:tab/><text:tab/>| expression, infix-operator, expression </text:span></text:p>
      <text:p text:style-name="P1"><text:span text:style-name="T1"><text:tab/><text:tab/>| expression, postfix-operator</text:span></text:p>
      <text:p text:style-name="P1"><text:span text:style-name="T1"><text:tab/><text:tab/>| cell-reference</text:span></text:p>
      <text:p text:style-name="P1"><text:span text:style-name="T1"><text:tab/><text:tab/>| function-call</text:span></text:p>
      <text:p text:style-name="P1"><text:span text:style-name="T1"><text:tab/><text:tab/>| name;</text:span></text:p>
      <text:p text:style-name="P1"><text:span text:style-name="T1">constant ::= <text:s text:c="4"/>error-constant</text:span></text:p>
      <text:p text:style-name="P1"><text:span text:style-name="T1"><text:tab/><text:tab/>| logical-constant</text:span></text:p>
      <text:p text:style-name="P1"><text:span text:style-name="T1"><text:tab/><text:tab/>| numerical-constant</text:span></text:p>
      <text:p text:style-name="P1"><text:span text:style-name="T1"><text:tab/><text:tab/>| string-constant</text:span></text:p>
      <text:p text:style-name="P1"><text:span text:style-name="T1"><text:tab/><text:tab/>| array-constant;</text:span></text:p>
      <text:p text:style-name="P1"><text:span text:style-name="T1">error-constant ::= "#DIV/0!" </text:span></text:p>
      <text:p text:style-name="P1"><text:span text:style-name="T1"><text:tab/><text:tab/>| "#N/A"</text:span></text:p>
      <text:p text:style-name="P1"><text:span text:style-name="T1"><text:tab/><text:tab/>| "#NAME?"</text:span></text:p>
      <text:p text:style-name="P1"><text:span text:style-name="T1"><text:tab/><text:tab/>| "#NULL!"</text:span></text:p>
      <text:p text:style-name="P1"><text:span text:style-name="T1"><text:tab/><text:tab/>| "#NUM!"</text:span></text:p>
      <text:p text:style-name="P1"><text:span text:style-name="T1"><text:tab/><text:tab/>| "#REF!"</text:span></text:p>
      <text:p text:style-name="P1"><text:span text:style-name="T1"><text:tab/><text:tab/>| "#VALUE!"</text:span></text:p>
      <text:p text:style-name="P1"><text:span text:style-name="T1"><text:tab/><text:tab/>| "#GETTING_DATA";</text:span></text:p>
      <text:p text:style-name="P1"><text:span text:style-name="T1">logical-constant ::= "FALSE" </text:span></text:p>
      <text:p text:style-name="P1"><text:span text:style-name="T1"><text:tab/><text:tab/><text:tab/>| "TRUE";</text:span></text:p>
      <text:p text:style-name="P1"><text:span text:style-name="T1">numerical-constant ::= whole-number-part, [full-stop], [exponent-part]</text:span></text:p>
      <text:p text:style-name="P1"><text:span text:style-name="T1"><text:tab/><text:tab/><text:tab/>| full-stop, fractional-part, [exponent-part]</text:span></text:p>
      <text:p text:style-name="P1"><text:span text:style-name="T1"><text:tab/><text:tab/><text:tab/>| whole-number-part, full-stop, fractional-part [exponent-part];</text:span></text:p>
      <text:p text:style-name="P1"><text:span text:style-name="T1">full-stop ::=".";</text:span></text:p>
      <text:p text:style-name="P1"><text:span text:style-name="T1">whole-number-part ::= digit-sequence;</text:span></text:p>
      <text:p text:style-name="P1"><text:span text:style-name="T1">fractional-part ::= digit-sequence;</text:span></text:p>
      <text:p text:style-name="P1"><text:span text:style-name="T1">exponent-part ::= "e" [sign] digit-sequence </text:span></text:p>
      <text:p text:style-name="P1"><text:span text:style-name="T1"><text:tab/><text:tab/> <text:s text:c="3"/>| "E" [sign] digit-sequence;</text:span></text:p>
      <text:p text:style-name="P1"><text:span text:style-name="T1">sign ::= "+"</text:span></text:p>
      <text:p text:style-name="P1"><text:span text:style-name="T1"><text:tab/>| "-";</text:span></text:p>
      <text:p text:style-name="P2"><text:soft-page-break/><text:span text:style-name="T3">digit-sequence ::= decimal-digit, {decimal-digit} ;</text:span></text:p>
      <text:p text:style-name="P2"><text:span text:style-name="T3">decimal-digit ::= "0" | "1" | "2" | "3" | "4" | "5" | "6" | "7" | "8" | "9" ;</text:span></text:p>
      <text:p text:style-name="P2"><text:span text:style-name="T3">string-constant ::= double-quote, [string-chars], double-quote;</text:span></text:p>
      <text:p text:style-name="P2"><text:span text:style-name="T3">double-quote ::= '"'; (*one double-quote character *)</text:span></text:p>
      <text:p text:style-name="P2"><text:span text:style-name="T3">string-chars ::= string-char, {string-char} ;</text:span></text:p>
      <text:p text:style-name="P2"><text:span text:style-name="T3">string-char ::= '""' (*consecutive double-quotes, with no space between them*)</text:span></text:p>
      <text:p text:style-name="P2"><text:span text:style-name="T3"><text:tab/><text:tab/>| character – double-quote; (*any character except double-quote *)</text:span></text:p>
      <text:p text:style-name="P3"><text:span text:style-name="T4">character ::</text:span><text:span text:style-name="T5">= #x9 </text:span></text:p>
      <text:p text:style-name="P3"><text:span text:style-name="T5"><text:tab/><text:tab/>| #xA </text:span></text:p>
      <text:p text:style-name="P3"><text:span text:style-name="T5"><text:tab/><text:tab/>| #xD </text:span></text:p>
      <text:p text:style-name="P3"><text:span text:style-name="T5"><text:tab/><text:tab/>| [#x20 - #xD7FF] </text:span></text:p>
      <text:p text:style-name="P3"><text:span text:style-name="T5"><text:tab/><text:tab/>| [#xE000 - #xFFFD] <text:tab/></text:span></text:p>
      <text:p text:style-name="P3"><text:span text:style-name="T5"><text:tab/><text:tab/>| [#x10000 - #x10FFFF] (* any Unicode character, excluding surrogate blocks, FFE, and FFFF*)</text:span></text:p>
      <text:p text:style-name="P3"><text:span text:style-name="T5"/></text:p>
      <text:p text:style-name="P4"><text:span text:style-name="T6">array-constant ::= "{", constant-list-rows, "}" ;</text:span></text:p>
      <text:p text:style-name="P4"><text:span text:style-name="T6">constant-list-rows ::= constant-list-row, {semicolon, constant-list-row} ;</text:span></text:p>
      <text:p text:style-name="P4"><text:span text:style-name="T6">semicolon ::= ";" ;</text:span></text:p>
      <text:p text:style-name="P4"><text:span text:style-name="T6">constant-list-row ::= constant, {comma, constant } ;</text:span></text:p>
      <text:p text:style-name="P4"><text:span text:style-name="T6">operator ::= ":" | comma | space | "^" | "*" | "/" | "+" | "-" | "&amp;" | "=" | "&lt;&gt;" | "&lt;" | "&lt;=" | "&gt;" | "&gt;="</text:span></text:p>
      <text:p text:style-name="P4"><text:span text:style-name="T6"><text:tab/> <text:s text:c="3"/>| "%";</text:span></text:p>
      <text:p text:style-name="P4"><text:span text:style-name="T6">infix-operator ::= ":" | comma | space | "^" | <text:s/>"*" | "/" | "+" | "-" |"&amp;" | "=" | "&lt;&gt;" | "&lt;" | "&lt;=" | "&gt;" | "&gt;=";</text:span></text:p>
      <text:p text:style-name="P4"><text:span text:style-name="T6">postfix-operator ::= "%";</text:span></text:p>
      <text:p text:style-name="P4"><text:span text:style-name="T6">prefix-operator ::= "-" ;</text:span></text:p>
      <text:p text:style-name="P4"><text:span text:style-name="T6"/></text:p>
      <text:p text:style-name="P4"><text:span text:style-name="T6"/></text:p>
      <text:p text:style-name="P5"><text:span text:style-name="T7">cell-reference ::= name </text:span></text:p>
      <text:p text:style-name="P5"><text:span text:style-name="T7"><text:tab/><text:tab/>| [work-sheet-prefix] A1-reference</text:span></text:p>
      <text:p text:style-name="P5"><text:span text:style-name="T7"><text:tab/><text:tab/>| [work-sheet-prefix] A1-reference, ":", A1-reference</text:span></text:p>
      <text:p text:style-name="P5"><text:span text:style-name="T7"><text:tab/><text:tab/>| [work-sheet-prefix] R1C1-reference</text:span></text:p>
      <text:p text:style-name="P5"><text:span text:style-name="T7"><text:tab/><text:tab/>| [work-sheet-prefix] R1C1-reference, ":", R1C1-reference ;</text:span></text:p>
      <text:p text:style-name="P5"><text:span text:style-name="T7">work-sheet-prefix ::= work-sheet-prefix-special</text:span></text:p>
      <text:p text:style-name="P5"><text:span text:style-name="T7"><text:tab/><text:tab/><text:tab/>| sheet-name, "!" </text:span></text:p>
      <text:p text:style-name="P5"><text:span text:style-name="T7"><text:tab/><text:tab/><text:tab/>| sheet-name, ":", sheet-name, "!"</text:span></text:p>
      <text:p text:style-name="P5"><text:span text:style-name="T7"><text:tab/><text:tab/><text:tab/>| "[", workbook-name, "]", sheet-name, ":", sheet-name, "!" ;</text:span></text:p>
      <text:p text:style-name="P6"><text:span text:style-name="T8">work-sheet-prefix-special ::= apostrophe, sheet-name-special, apostrophe, "!"</text:span></text:p>
      <text:p text:style-name="P6"><text:span text:style-name="T8"><text:tab/><text:tab/>| apostrophe, sheet-name-special, ":", sheet-name-special, apostrophe, "!"</text:span></text:p>
      <text:p text:style-name="P6"><text:span text:style-name="T8"><text:tab/><text:tab/>| apostrophe, "[", workbook-name-special, "]", sheet-name-special, apostrophe, "!"</text:span></text:p>
      <text:p text:style-name="P6"><text:span text:style-name="T8"><text:tab/><text:tab/>| apostrophe, "[", workbook-name-special, "]", sheet-name-special, ":", <text:tab/><text:tab/><text:tab/><text:tab/><text:tab/><text:tab/>sheet-name-special, apostrophe, "!" ;</text:span></text:p>
      <text:p text:style-name="P6"><text:span text:style-name="T8">workbook-name = book-name-characters ;</text:span></text:p>
      <text:p text:style-name="P6"><text:span text:style-name="T8">book-name-characters ::= book-name-character, {book-name-character};</text:span></text:p>
      <text:p text:style-name="P6"><text:span text:style-name="T8">book-name-character ::= character – (operator | apostrophe | "[" |"]" |"?");</text:span></text:p>
      <text:p text:style-name="P6"><text:span text:style-name="T8">apostrophe ::= "'";</text:span></text:p>
      <text:p text:style-name="P6"><text:span text:style-name="T8">sheet-name ::= sheet-name-characters ;</text:span></text:p>
      <text:p text:style-name="P23"><text:span text:style-name="T27">sheet-name-character = !(operator / apostrophe / "[" / "]" / "?" / "\" ) character;</text:span></text:p>
      <text:p text:style-name="P23"><text:span text:style-name="T27">sheet-name-characters = sheet-name-character + ;</text:span></text:p>
      <text:p text:style-name="P7"><text:span text:style-name="T9">workbook-name-special ::= book-name-start-character-special, [book-name-start-character-special];</text:span></text:p>
      <text:p text:style-name="P7"><text:span text:style-name="T9">book-name-start-character-special ::= character <text:s/>– <text:s/>(apostrophe | "*" | "[" | "]" | ":" | "?") ;</text:span></text:p>
      <text:p text:style-name="P7"><text:soft-page-break/><text:span text:style-name="T9">book-name-characters-special ::= book-name-character-special, {book-name-character-special} ;</text:span></text:p>
      <text:p text:style-name="P7"><text:span text:style-name="T9">book-name-character-special ::= apostrophe, apostrophe |character <text:s/>– <text:s/>(apostrophe | "*" | "[" | "]" | ":" | "?") ;</text:span></text:p>
      <text:p text:style-name="P8"><text:span text:style-name="T10">sheet-name-special ::= sheet-name-start-character-special, [ [sheet-name-characters-special], sheet-name-end-character-special] ;</text:span></text:p>
      <text:p text:style-name="P9"><text:span text:style-name="T11">sheet-name-start-character-special ::= character <text:s/>– <text:s/>(apostrophe | "*" | "[" | "]" | "\" | ":" | "/"</text:span></text:p>
      <text:p text:style-name="P9"><text:span text:style-name="T11">| "?") ; (* any character, including operator, except ', *, [, ], \, :, /, or ? *)</text:span></text:p>
      <text:p text:style-name="P9"><text:span text:style-name="T11">sheet-name-end-character-special ::= sheet-name-start-character-special ;</text:span></text:p>
      <text:p text:style-name="P9"><text:span text:style-name="T11">sheet-name-characters-special ::= sheet-name-character-special, {sheet-name-character-special} ;</text:span></text:p>
      <text:p text:style-name="P9"><text:span text:style-name="T11">sheet-name-character-special ::= apostrophe, apostrophe </text:span></text:p>
      <text:p text:style-name="P9"><text:span text:style-name="T11"><text:tab/><text:tab/><text:tab/><text:tab/>|character <text:s/>– <text:s/>(apostrophe | "*" <text:s/>| "[" | "]" | "\" | ":" | "/"| "?") ;</text:span></text:p>
      <text:p text:style-name="P9"><text:span text:style-name="T11"/></text:p>
      <text:p text:style-name="P14"><text:span text:style-name="T16">A1-Style Cell References</text:span></text:p>
      <text:p text:style-name="P10"><text:span text:style-name="T12">A1-reference ::= A1-column, ":", A1-column </text:span></text:p>
      <text:p text:style-name="P10"><text:span text:style-name="T12"><text:tab/><text:tab/>| A1-row, ":", A1-row</text:span></text:p>
      <text:p text:style-name="P10"><text:span text:style-name="T12"><text:tab/><text:tab/>| A1-column, A1-row;</text:span></text:p>
      <text:p text:style-name="P10"><text:span text:style-name="T12">A1-column ::= A1-relative-column</text:span></text:p>
      <text:p text:style-name="P10"><text:span text:style-name="T12"><text:tab/><text:tab/>| A1-absolute-column;</text:span></text:p>
      <text:p text:style-name="P10"><text:span text:style-name="T12">A1-relative-column ::= letter, {letter};</text:span></text:p>
      <text:p text:style-name="P11"><text:span text:style-name="T13">letter::="a"|"b"|"c"|"d"|"e"|"f"|"g"|"h"|"i"|"j"|"k"|"l"|"m"|"n"|"o"|"p"|"q"|"r"|"s"|"t"|"u"|"v"|"w"|"x"|"y"|"z"</text:span></text:p>
      <text:p text:style-name="P11"><text:span text:style-name="T13"><text:tab/><text:tab/>|"A"|"B"|"C"|"D"|"E"|"F"|"G"|"H"|"I"|"J"|"K"|"L"|"M"|"N"|"O"|"P"|"Q"|"R"|"S"|"T"|"U"<text:tab/><text:tab/><text:tab/>|"V"|"W"|"X"|"Y"|"Z" ;</text:span></text:p>
      <text:p text:style-name="P12"><text:span text:style-name="T14">A1-absolute-column ::= "$", A1-relative-column ;</text:span></text:p>
      <text:p text:style-name="P12"><text:span text:style-name="T14">A1-row = A1-relative-row</text:span></text:p>
      <text:p text:style-name="P12"><text:span text:style-name="T14"><text:tab/> <text:s text:c="2"/>| A1-absolute-row ;</text:span></text:p>
      <text:p text:style-name="P13"><text:span text:style-name="T15">A1-relative-row ::= digit-sequence ; </text:span></text:p>
      <text:p text:style-name="P13"><text:span text:style-name="T15">A1-absolute-row ::= "$", A1-relative-row;</text:span></text:p>
      <text:p text:style-name="P13"><text:span text:style-name="T15"/></text:p>
      <text:p text:style-name="P14"><text:span text:style-name="T16">R1C1-Style Cell Reference</text:span></text:p>
      <text:p text:style-name="P17"><text:span text:style-name="T16">R1C1-reference ::= R1C1-row-only</text:span></text:p>
      <text:p text:style-name="P17"><text:span text:style-name="T16"><text:tab/><text:tab/> | R1C1-column-only</text:span></text:p>
      <text:p text:style-name="P17"><text:span text:style-name="T16"><text:tab/><text:tab/>|R1C1-row, R1C1-column;</text:span></text:p>
      <text:p text:style-name="P17"><text:span text:style-name="T16">R1C1-row-only ::= "R", R1C1-absolute-number </text:span></text:p>
      <text:p text:style-name="P17"><text:span text:style-name="T16"><text:tab/><text:tab/>| "R[", R1C1-relative-number, "]" ;</text:span></text:p>
      <text:p text:style-name="P18"><text:span text:style-name="T17">R1C1-row ::= R1C1-relative-row |</text:span></text:p>
      <text:p text:style-name="P18"><text:span text:style-name="T17"><text:tab/><text:tab/>R1C1-absolute-row;</text:span></text:p>
      <text:p text:style-name="P18"><text:span text:style-name="T17">R1C1-relative-row ::= "R[", R1C1-relative-number, "]" ;</text:span></text:p>
      <text:p text:style-name="P18"><text:span text:style-name="T17">R1C1-absolute-row ::= "R" </text:span></text:p>
      <text:p text:style-name="P18"><text:span text:style-name="T17"><text:tab/><text:tab/><text:tab/>| "R" , R1C1-absolute-number;</text:span></text:p>
      <text:p text:style-name="P19"><text:span text:style-name="T18">R1C1-column-only ::= "C", R1C1-absolute-number </text:span></text:p>
      <text:p text:style-name="P19"><text:span text:style-name="T18"><text:tab/><text:tab/><text:tab/>| "C[", R1C1-relative-number, "]";</text:span></text:p>
      <text:p text:style-name="P19"><text:span text:style-name="T18">R1C1-column ::= R1C1-relative-column</text:span></text:p>
      <text:p text:style-name="P19"><text:span text:style-name="T18"><text:tab/><text:tab/>| R1C1-absolute-column;</text:span></text:p>
      <text:p text:style-name="P19"><text:span text:style-name="T18">R1C1-relative-column ::= "C[", R1C1-relative-number, "]" ;</text:span></text:p>
      <text:p text:style-name="P19"><text:span text:style-name="T18">R1C1-absolute-column ::= "C"</text:span></text:p>
      <text:p text:style-name="P19"><text:span text:style-name="T18"><text:tab/><text:tab/><text:tab/><text:tab/>| "C", R1C1-absolute-number;</text:span></text:p>
      <text:p text:style-name="P19"><text:span text:style-name="T18">R1C1-relative-number ::= ["-"], digit-sequence;</text:span></text:p>
      <text:p text:style-name="P19"><text:span text:style-name="T18">R1C1-absolute-number::= digit-sequence;</text:span></text:p>
      <text:p text:style-name="P19"><text:span text:style-name="T18"/></text:p>
      <text:p text:style-name="P15"><text:soft-page-break/><text:span text:style-name="T19">Functions</text:span></text:p>
      <text:p text:style-name="P15"><text:span text:style-name="T19"/></text:p>
      <text:p text:style-name="P20"><text:span text:style-name="T20">function-call ::= function-name, "(", [argument-list], ")" ;</text:span></text:p>
      <text:p text:style-name="P21"><text:span text:style-name="T21">function-name ::= prefixed-function-name </text:span></text:p>
      <text:p text:style-name="P21"><text:span text:style-name="T21"><text:tab/><text:tab/>| predefined-function-name</text:span></text:p>
      <text:p text:style-name="P21"><text:span text:style-name="T21"><text:tab/><text:tab/>| user-defined-function-name ;</text:span></text:p>
      <text:p text:style-name="P21"><text:span text:style-name="T21">prededefined-function-name ::= "ABS" |"ACOS" (any of the other functions in 18.17.7)</text:span></text:p>
      <text:p text:style-name="P21"><text:span text:style-name="T21">prefixed-function-name ::= "ISO.", predefined-function-name</text:span></text:p>
      <text:p text:style-name="P21"><text:span text:style-name="T21"><text:tab/><text:tab/><text:tab/>| "ECMA.", predefined-function-name;</text:span></text:p>
      <text:p text:style-name="P21"><text:span text:style-name="T21">user-defined-function-name::= leter, [user-defined-name-characters];</text:span></text:p>
      <text:p text:style-name="P21"><text:span text:style-name="T21">user-defined-name-characters ::= user-defined-name-character, {user-defined-name-character};</text:span></text:p>
      <text:p text:style-name="P21"><text:span text:style-name="T21">user-defined-name-character ::= letter | decimal-digit | full-stop ;</text:span></text:p>
      <text:p text:style-name="P21"><text:span text:style-name="T21">argument-list ::= argument, {comma, argument};</text:span></text:p>
      <text:p text:style-name="P21"><text:span text:style-name="T21">comma ::=",";</text:span></text:p>
      <text:p text:style-name="P21"><text:span text:style-name="T21">argument <text:s/>::= expression;</text:span></text:p>
      <text:p text:style-name="P21"><text:span text:style-name="T21"/></text:p>
      <text:p text:style-name="P16"><text:span text:style-name="T22">Names</text:span></text:p>
      <text:p text:style-name="P16"><text:span text:style-name="T23">name ::= [workbook-name, "!"], name-start-character, [name-characters];</text:span></text:p>
      <text:p text:style-name="P16"><text:span text:style-name="T23">name-start-character ::= letter | underscore | <text:s/>backslash;</text:span></text:p>
      <text:p text:style-name="P16"><text:span text:style-name="T23">underscore ::= "_";</text:span></text:p>
      <text:p text:style-name="P16"><text:span text:style-name="T23">backslash ::="\";</text:span></text:p>
      <text:p text:style-name="P16"><text:span text:style-name="T23">name-characters ::= name-character, {name-character};</text:span></text:p>
      <text:p text:style-name="P16"><text:span text:style-name="T23">name-character ::= letter |decimal-digit | underscore | full-stop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0M32S</meta:editing-duration>
    <meta:editing-cycles>30</meta:editing-cycles>
    <meta:generator>LibreOffice/4.0.3.3$Windows_x86 LibreOffice_project/0eaa50a932c8f2199a615e1eb30f7ac74279539</meta:generator>
    <dc:date>2013-06-10T16:10:59.42</dc:date>
    <meta:document-statistic meta:table-count="0" meta:image-count="0" meta:object-count="0" meta:page-count="4" meta:paragraph-count="147" meta:word-count="838" meta:character-count="7225" meta:non-whitespace-character-count="6343"/>
    <meta:user-defined meta:name="Info 1"/>
    <meta:user-defined meta:name="Info 2"/>
    <meta:user-defined meta:name="Info 3"/>
    <meta:user-defined meta:name="Info 4"/>
  </office:meta>
</office:document-meta>
</file>